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DA43D9DA1D96F8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9.504cm"/>
    </style:style>
    <style:style style:name="Procedemento.B" style:family="table-column">
      <style:table-column-properties style:column-width="9.987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Liberation Sans" fo:font-size="12pt" fo:language="gl" fo:country="ES" officeooo:rsid="020acc66" officeooo:paragraph-rsid="020acc66" style:font-size-asian="10.5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acc66" officeooo:paragraph-rsid="020acc66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f82c7b" officeooo:paragraph-rsid="0211215b" style:font-size-asian="12pt" style:font-weight-asian="normal" style:font-name-complex="Calibri1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f82c7b" officeooo:paragraph-rsid="0231d828" style:font-size-asian="12pt" style:font-weight-asian="normal" style:font-name-complex="Calibri1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455ab" officeooo:paragraph-rsid="021455ab" style:font-size-asian="12pt" style:font-weight-asian="normal" style:font-name-complex="Calibri1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455ab" officeooo:paragraph-rsid="022ac4a8" style:font-size-asian="12pt" style:font-weight-asian="normal" style:font-name-complex="Calibri1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455ab" officeooo:paragraph-rsid="0231d828" style:font-size-asian="12pt" style:font-weight-asian="normal" style:font-name-complex="Calibri1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0bd9d5" officeooo:paragraph-rsid="0211215b" style:font-size-asian="12pt" style:font-weight-asian="normal" style:font-name-complex="Calibri1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1215b" officeooo:paragraph-rsid="0215acb0" style:font-size-asian="12pt" style:font-weight-asian="normal" style:font-name-complex="Calibri1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5acb0" officeooo:paragraph-rsid="0215acb0" style:font-size-asian="12pt" style:font-weight-asian="normal" style:font-name-complex="Calibri1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0f9d84" officeooo:paragraph-rsid="0215acb0" style:font-size-asian="12pt" style:font-weight-asian="normal" style:font-name-complex="Calibri1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71586" officeooo:paragraph-rsid="02171586" style:font-size-asian="12pt" style:font-weight-asian="normal" style:font-name-complex="Calibri1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0d9f05" officeooo:paragraph-rsid="022a5f77" style:font-size-asian="12pt" style:font-weight-asian="normal" style:font-name-complex="Calibri1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8cbe4" officeooo:paragraph-rsid="0218cbe4" style:font-size-asian="12pt" style:font-weight-asian="normal" style:font-name-complex="Calibri1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8cbe4" officeooo:paragraph-rsid="021b7a6e" style:font-size-asian="12pt" style:font-weight-asian="normal" style:font-name-complex="Calibri1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8cbe4" officeooo:paragraph-rsid="0231d828" style:font-size-asian="12pt" style:font-weight-asian="normal" style:font-name-complex="Calibri1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style:font-name="Calibri2" fo:font-size="12pt" fo:language="gl" fo:country="ES" fo:font-weight="normal" officeooo:rsid="0218cbe4" officeooo:paragraph-rsid="0231d828" style:font-size-asian="12pt" style:font-weight-asian="normal" style:font-name-complex="Calibri1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style:font-name="Calibri2" fo:font-size="12pt" fo:language="gl" fo:country="ES" fo:font-weight="normal" officeooo:rsid="021b7a6e" officeooo:paragraph-rsid="0211215b" style:font-size-asian="12pt" style:font-weight-asian="normal" style:font-name-complex="Calibri1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2e738b" officeooo:paragraph-rsid="0231d828" style:font-size-asian="12pt" style:font-weight-asian="normal" style:font-name-complex="Calibri1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style="normal" fo:font-weight="normal" officeooo:rsid="02171586" officeooo:paragraph-rsid="022a5f77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4" style:family="paragraph" style:parent-style-name="Table_20_Contents" style:list-style-name="L1">
      <style:paragraph-properties fo:line-height="100%" fo:text-align="start" style:justify-single-word="false"/>
      <style:text-properties style:font-name="Liberation Sans" fo:font-size="12pt" fo:language="gl" fo:country="ES" officeooo:rsid="01e7b49c" officeooo:paragraph-rsid="01e87fd3" style:font-size-asian="10.5pt" style:font-size-complex="12pt"/>
    </style:style>
    <style:style style:name="P35" style:family="paragraph" style:parent-style-name="Table_20_Contents" style:list-style-name="L1">
      <style:paragraph-properties fo:line-height="100%" fo:text-align="start" style:justify-single-word="false"/>
      <style:text-properties style:font-name="Liberation Sans" fo:font-size="12pt" fo:language="gl" fo:country="ES" officeooo:rsid="020d9f05" officeooo:paragraph-rsid="020bd9d5" style:font-size-asian="10.5pt" style:font-size-complex="12pt"/>
    </style:style>
    <style:style style:name="P36" style:family="paragraph" style:parent-style-name="Table_20_Contents" style:list-style-name="L1">
      <style:paragraph-properties fo:line-height="100%" fo:text-align="start" style:justify-single-word="false"/>
      <style:text-properties officeooo:paragraph-rsid="0222e5b2"/>
    </style:style>
    <style:style style:name="P37" style:family="paragraph" style:parent-style-name="Table_20_Contents" style:list-style-name="L1">
      <style:paragraph-properties fo:line-height="100%" fo:text-align="start" style:justify-single-word="false"/>
      <style:text-properties officeooo:paragraph-rsid="01e87fd3"/>
    </style:style>
    <style:style style:name="P38" style:family="paragraph" style:parent-style-name="Table_20_Contents" style:list-style-name="L1">
      <style:paragraph-properties fo:line-height="100%" fo:text-align="start" style:justify-single-word="false"/>
      <style:text-properties officeooo:rsid="020acc66" officeooo:paragraph-rsid="020acc66"/>
    </style:style>
    <style:style style:name="P39" style:family="paragraph" style:parent-style-name="Table_20_Contents" style:list-style-name="L1">
      <style:paragraph-properties fo:line-height="100%" fo:text-align="start" style:justify-single-word="false"/>
      <style:text-properties officeooo:rsid="020bd9d5" officeooo:paragraph-rsid="022fffe5"/>
    </style:style>
    <style:style style:name="P40" style:family="paragraph" style:parent-style-name="Table_20_Contents" style:list-style-name="L1">
      <style:paragraph-properties fo:line-height="100%" fo:text-align="start" style:justify-single-word="false"/>
      <style:text-properties officeooo:rsid="020f9d84" officeooo:paragraph-rsid="020f9d84"/>
    </style:style>
    <style:style style:name="P41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0c3" officeooo:paragraph-rsid="01f286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7aa" officeooo:paragraph-rsid="01f286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aa411d" officeooo:paragraph-rsid="01f286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font-name="Liberation Sans" fo:font-size="12pt" fo:language="gl" fo:country="ES" style:font-size-asian="10.5pt" style:font-size-complex="12pt"/>
    </style:style>
    <style:style style:name="T6" style:family="text">
      <style:text-properties style:font-name="Liberation Sans" fo:font-size="12pt" fo:language="gl" fo:country="ES" officeooo:rsid="01bc2cda" style:font-size-asian="10.5pt" style:font-size-complex="12pt"/>
    </style:style>
    <style:style style:name="T7" style:family="text">
      <style:text-properties style:font-name="Liberation Sans" fo:font-size="12pt" fo:language="gl" fo:country="ES" officeooo:rsid="01e7b49c" style:font-size-asian="10.5pt" style:font-size-complex="12pt"/>
    </style:style>
    <style:style style:name="T8" style:family="text">
      <style:text-properties style:font-name="Liberation Sans" fo:font-size="12pt" fo:language="gl" fo:country="ES" officeooo:rsid="020acc66" style:font-size-asian="10.5pt" style:font-size-complex="12pt"/>
    </style:style>
    <style:style style:name="T9" style:family="text">
      <style:text-properties style:font-name="Liberation Sans" fo:font-size="12pt" fo:language="gl" fo:country="ES" officeooo:rsid="020f9d84" style:font-size-asian="10.5pt" style:font-size-complex="12pt"/>
    </style:style>
    <style:style style:name="T10" style:family="text">
      <style:text-properties style:font-name="Liberation Sans" fo:font-size="12pt" fo:language="gl" fo:country="ES" officeooo:rsid="0211215b" style:font-size-asian="10.5pt" style:font-size-complex="12pt"/>
    </style:style>
    <style:style style:name="T11" style:family="text">
      <style:text-properties style:font-name="Liberation Sans" fo:font-size="12pt" fo:language="gl" fo:country="ES" officeooo:rsid="02198d54" style:font-size-asian="10.5pt" style:font-size-complex="12pt"/>
    </style:style>
    <style:style style:name="T12" style:family="text">
      <style:text-properties style:font-name="Liberation Sans" fo:font-size="12pt" fo:language="gl" fo:country="ES" officeooo:rsid="0224131b" style:font-size-asian="10.5pt" style:font-size-complex="12pt"/>
    </style:style>
    <style:style style:name="T13" style:family="text">
      <style:text-properties style:font-name="Liberation Sans" fo:font-size="12pt" fo:language="gl" fo:country="ES" officeooo:rsid="0228b329" style:font-size-asian="10.5pt" style:font-size-complex="12pt"/>
    </style:style>
    <style:style style:name="T14" style:family="text">
      <style:text-properties style:font-name="Liberation Sans" fo:font-size="12pt" fo:language="gl" fo:country="ES" officeooo:rsid="02267e19" style:font-size-asian="10.5pt" style:font-size-complex="12pt"/>
    </style:style>
    <style:style style:name="T15" style:family="text">
      <style:text-properties style:font-name="Liberation Sans" fo:font-size="12pt" fo:language="gl" fo:country="ES" officeooo:rsid="022955f2" style:font-size-asian="10.5pt" style:font-size-complex="12pt"/>
    </style:style>
    <style:style style:name="T16" style:family="text">
      <style:text-properties style:font-name="Liberation Sans" fo:font-size="12pt" fo:language="gl" fo:country="ES" style:font-size-asian="12pt" style:font-size-complex="12pt"/>
    </style:style>
    <style:style style:name="T17" style:family="text">
      <style:text-properties style:font-name="Liberation Sans" fo:font-size="12pt" fo:language="gl" fo:country="ES" officeooo:rsid="0211215b" style:font-size-asian="12pt" style:font-size-complex="12pt"/>
    </style:style>
    <style:style style:name="T18" style:family="text">
      <style:text-properties style:font-name="Liberation Sans" fo:font-size="12pt" style:font-size-asian="12pt" style:font-size-complex="12pt"/>
    </style:style>
    <style:style style:name="T19" style:family="text">
      <style:text-properties officeooo:rsid="01e19bf2"/>
    </style:style>
    <style:style style:name="T20" style:family="text">
      <style:text-properties officeooo:rsid="01ef2dda"/>
    </style:style>
    <style:style style:name="T21" style:family="text">
      <style:text-properties officeooo:rsid="020152af"/>
    </style:style>
    <style:style style:name="T22" style:family="text">
      <style:text-properties officeooo:rsid="020acc66"/>
    </style:style>
    <style:style style:name="T23" style:family="text">
      <style:text-properties officeooo:rsid="020f9d84"/>
    </style:style>
    <style:style style:name="T24" style:family="text">
      <style:text-properties officeooo:rsid="0215acb0"/>
    </style:style>
    <style:style style:name="T25" style:family="text">
      <style:text-properties officeooo:rsid="02171586"/>
    </style:style>
    <style:style style:name="T26" style:family="text">
      <style:text-properties fo:font-style="italic" officeooo:rsid="02171586" style:font-style-asian="italic" style:font-style-complex="italic"/>
    </style:style>
    <style:style style:name="T27" style:family="text">
      <style:text-properties fo:font-style="italic" officeooo:rsid="022752f4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21c8e33" style:font-style-asian="normal" style:font-style-complex="normal"/>
    </style:style>
    <style:style style:name="T30" style:family="text">
      <style:text-properties fo:font-style="normal" officeooo:rsid="0228b329" style:font-style-asian="normal" style:font-style-complex="normal"/>
    </style:style>
    <style:style style:name="T31" style:family="text">
      <style:text-properties officeooo:rsid="0228b329"/>
    </style:style>
    <style:style style:name="T32" style:family="text">
      <style:text-properties officeooo:rsid="022e738b"/>
    </style:style>
    <style:style style:name="T33" style:family="text">
      <style:text-properties officeooo:rsid="0220bfb6"/>
    </style:style>
    <style:style style:name="T34" style:family="text">
      <style:text-properties officeooo:rsid="02229826"/>
    </style:style>
    <style:style style:name="T35" style:family="text">
      <style:text-properties officeooo:rsid="022f5e29"/>
    </style:style>
    <style:style style:name="T36" style:family="text">
      <style:text-properties officeooo:rsid="022fe8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MME – PRÁCTICA <text:span text:style-name="T19">14 – DELL OptiPlex 745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2">NÚMERO DE GRUPO</text:p>
          </table:table-cell>
          <table:table-cell table:style-name="IntegrantesGrupo.B2" office:value-type="string">
            <text:p text:style-name="P11">FUNCIÓNS</text:p>
          </table:table-cell>
          <table:table-cell table:style-name="IntegrantesGrupo.C2" office:value-type="string">
            <text:p text:style-name="P10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4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4">Práctica: <text:span text:style-name="T20">BIOS (F2).</text:span></text:p>
            <text:p text:style-name="P15">Actualización BIOS dende contorna DOS</text:p>
          </table:table-cell>
        </table:table-row>
        <table:table-row table:style-name="Procedemento.2">
          <table:table-cell table:style-name="Procedemento.A2" office:value-type="string">
            <text:list xml:id="list3557020906" text:style-name="L1">
              <text:list-header>
                <text:p text:style-name="P34"/>
              </text:list-header>
              <text:list-item>
                <text:p text:style-name="P36"><text:span text:style-name="T7">[1] </text:span><text:a xlink:type="simple" xlink:href="https://downloads.dell.com/manuals/all-products/esuprt_desktop/esuprt_optiplex_desktop/optiplex-745_user%27s%20guide_es-mx.pdf" text:style-name="Internet_20_link" text:visited-style-name="Visited_20_Internet_20_Link"><text:span text:style-name="T6">Sistemas Dell OptiPlex 745 Guía del usuario</text:span></text:a></text:p>
              </text:list-item>
              <text:list-item>
                <text:p text:style-name="P37"><text:span text:style-name="T7">[</text:span><text:span text:style-name="T10">2</text:span><text:span text:style-name="T8">] </text:span><text:bookmark text:name="driverTitleForDriver"/><text:a xlink:type="simple" xlink:href="https://www.dell.com/support/home/es/es/esbsdt1/drivers/driversdetails?driverid=grj7t" text:style-name="Internet_20_link" text:visited-style-name="Visited_20_Internet_20_Link"><text:span text:style-name="T5">BIOS del sistema de Dell OptiPle</text:span></text:a><text:a xlink:type="simple" xlink:href="https://www.dell.com/support/home/es/es/esbsdt1/drivers/driversdetails?driverid=grj7t" text:style-name="Internet_20_link" text:visited-style-name="Visited_20_Internet_20_Link"><text:span text:style-name="T8">x </text:span></text:a><text:a xlink:type="simple" xlink:href="https://www.dell.com/support/home/es/es/esbsdt1/drivers/driversdetails?driverid=grj7t" text:style-name="Internet_20_link" text:visited-style-name="Visited_20_Internet_20_Link"><text:span text:style-name="T12">745</text:span></text:a></text:p>
              </text:list-item>
              <text:list-item>
                <text:p text:style-name="P38"><text:span text:style-name="T16">[</text:span><text:span text:style-name="T17">3</text:span><text:span text:style-name="T16">] </text:span><text:a xlink:type="simple" xlink:href="https://dl.dell.com/FOLDER00224415M/1/HEIDEN_2.6.6.exe" text:style-name="Internet_20_link" text:visited-style-name="Visited_20_Internet_20_Link"><text:span text:style-name="T18">Descarga arquivo actualización BIOS</text:span></text:a></text:p>
              </text:list-item>
              <text:list-item>
                <text:p text:style-name="P35">PC de consulta do taller.</text:p>
              </text:list-item>
              <text:list-item>
                <text:p text:style-name="P39"><text:span text:style-name="T10">[4] </text:span><text:span text:style-name="T5">USB </text:span><text:span text:style-name="T9">c</text:span><text:span text:style-name="T13">o </text:span><text:span text:style-name="T15">sistema operativo </text:span><text:a xlink:type="simple" xlink:href="https://www.freedos.org/" text:style-name="Internet_20_link" text:visited-style-name="Visited_20_Internet_20_Link">FREEDOS</text:a><text:span text:style-name="T11">. Solicitar este USB ao docente.</text:span></text:p>
              </text:list-item>
              <text:list-item>
                <text:p text:style-name="P40"><text:span text:style-name="T10">[5] </text:span><text:span text:style-name="T5">USB</text:span><text:span text:style-name="T10"> (material que posúe o grupo)</text:span></text:p>
              </text:list-item>
            </text:list>
            <text:p text:style-name="P8"/>
          </table:table-cell>
          <table:table-cell table:style-name="Procedemento.A2" office:value-type="string">
            <text:list xml:id="list783647891" text:style-name="L2">
              <text:list-item>
                <text:p text:style-name="P41">Conectar: equipo, pantalla, teclado, rato.</text:p>
              </text:list-item>
              <text:list-item>
                <text:p text:style-name="P42">Encender e acceder á BIOS (F2).</text:p>
              </text:list-item>
              <text:list-item>
                <text:p text:style-name="P43">BIOS: <text:span text:style-name="T22">Update</text:span></text:p>
              </text:list-item>
            </text:list>
          </table:table-cell>
        </table:table-row>
      </table:table>
      <text:p text:style-name="P9"/>
      <text:p text:style-name="P9">Procedemento:<text:span text:style-name="T4"> </text:span></text:p>
      <text:list xml:id="list3624968421" text:style-name="L3">
        <text:list-item>
          <text:p text:style-name="P17">Conectar: equipo, pantalla, teclado, rato. </text:p>
        </text:list-item>
        <text:list-item>
          <text:p text:style-name="P17">Encender e acceder á BIOS (F2)</text:p>
        </text:list-item>
        <text:list-item>
          <text:p text:style-name="P17">Configuración da BIOS (páxina 7 de [1]): <text:span text:style-name="T21">Ver o apartado <text:s/>‘Arranque desde un dispositivo USB’ (páxina 12 de [1]).</text:span></text:p>
        </text:list-item>
        <text:list-item>
          <text:p text:style-name="P20">Arrancar dende <text:span text:style-name="T32">o </text:span>USB [<text:span text:style-name="T32">5</text:span>]: <text:span text:style-name="T31">Elixir a primeira opción no xestor de arranque</text:span>.</text:p>
        </text:list-item>
        <text:list-item>
          <text:p text:style-name="P20">Solicitar o USB [4] ao docente.</text:p>
        </text:list-item>
        <text:list-item>
          <text:p text:style-name="P32">Montar o USB [4].</text:p>
        </text:list-item>
        <text:list-item>
          <text:p text:style-name="P29">Baixar arquivo [<text:span text:style-name="T33">3</text:span>] dentro da raíz deste USB [<text:span text:style-name="T32">4</text:span>]. Comprobar o <text:span text:style-name="T34">checksum</text:span> (md5,sha1, <text:span text:style-name="T33">sha-256</text:span>) da descarga.</text:p>
        </text:list-item>
        <text:list-item>
          <text:p text:style-name="P32">Desmontar o USB [4].</text:p>
        </text:list-item>
        <text:list-item>
          <text:p text:style-name="P32">Apagar o equipo <text:span text:style-name="T35">e retirar o USB [5]</text:span>.</text:p>
        </text:list-item>
        <text:list-item>
          <text:p text:style-name="P30"><text:span text:style-name="T36">Arrancar dende o USB [4].</text:span></text:p>
        </text:list-item>
        <text:list-item>
          <text:p text:style-name="P31">Executar as Instrucións de instalación – Actualización BIOS (ver [2]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0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DA43D9DA1D96F8EC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DA43D9DA1D96F8EC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37</meta:editing-cycles>
    <meta:creation-date>2019-11-09T13:25:03.151138236</meta:creation-date>
    <meta:editing-duration>PT18H46M12S</meta:editing-duration>
    <meta:generator>LibreOffice/6.1.5.2$Linux_X86_64 LibreOffice_project/10$Build-2</meta:generator>
    <dc:subject>Práctica 14 - DELL OptiPlex 745</dc:subject>
    <dc:title>Taller - MME</dc:title>
    <dc:date>2020-01-23T23:56:49.886826122</dc:date>
    <meta:document-statistic meta:table-count="2" meta:image-count="2" meta:object-count="0" meta:page-count="1" meta:paragraph-count="34" meta:word-count="210" meta:character-count="1210" meta:non-whitespace-character-count="10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